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320D7A017C88B93DB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opacity="77%" draw:opacity-name="" draw:textarea-horizontal-align="justify" draw:textarea-vertical-align="middle" draw:auto-grow-height="false" fo:min-height="20.07cm" fo:min-width="29.98cm"/>
    </style:style>
    <style:style style:name="gr3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5.354cm" fo:min-width="15.804cm" fo:padding-top="0.166cm" fo:padding-bottom="0.166cm" fo:padding-left="0.291cm" fo:padding-right="0.291cm" fo:wrap-option="wrap"/>
    </style:style>
    <style:style style:name="gr4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0.21cm" fo:min-width="14.76cm" fo:padding-top="0.166cm" fo:padding-bottom="0.166cm" fo:padding-left="0.291cm" fo:padding-right="0.291cm" fo:wrap-option="wrap"/>
    </style:style>
    <style:style style:name="gr5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0.21cm" fo:min-width="0.761cm" fo:padding-top="0.166cm" fo:padding-bottom="0.166cm" fo:padding-left="0.291cm" fo:padding-right="0.291cm" fo:wrap-option="wrap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77%"/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style:paragraph-properties fo:text-align="center"/>
      <style:text-properties style:font-name="FreeMono"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style:font-name="FreeMono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font-name="Free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30.479cm" svg:height="20.319cm" svg:x="0.001cm" svg:y="0.001cm">
          <draw:image xlink:href="Pictures/10000001000004B000000320D7A017C88B93DB95.png" xlink:type="simple" xlink:show="embed" xlink:actuate="onLoad" draw:mime-type="image/png">
            <text:p/>
          </draw:image>
        </draw:frame>
        <draw:custom-shape draw:style-name="gr2" draw:text-style-name="P2" draw:layer="layout" svg:width="30.48cm" svg:height="20.3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7cm" svg:height="6.3cm" svg:x="3.001cm" svg:y="8.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4cm" svg:height="0.6cm" svg:x="4.601cm" svg:y="15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4cm" svg:height="0.6cm" svg:x="4.601cm" svg:y="16.5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4cm" svg:height="0.6cm" svg:x="4.601cm" svg:y="17.7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4cm" svg:height="0.6cm" svg:x="4.601cm" svg:y="18.4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4.401cm" svg:y="16.6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4.401cm" svg:y="18.4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7cm" svg:height="6.3cm" svg:x="3.001cm" svg:y="8.9cm">
          <draw:text-box>
            <text:p text:style-name="P4"><text:span text:style-name="T1">each_patient_post_stroke_mrs_dist</text:span></text:p>
          </draw:text-box>
        </draw:frame>
        <draw:frame draw:style-name="gr7" draw:text-style-name="P5" draw:layer="layout" svg:width="15.4cm" svg:height="0.884cm" svg:x="4.601cm" svg:y="15.816cm">
          <draw:text-box>
            <text:p text:style-name="P4"><text:span text:style-name="T1">each_patient_post_stroke_mean_mrs</text:span></text:p>
          </draw:text-box>
        </draw:frame>
        <draw:frame draw:style-name="gr7" draw:text-style-name="P5" draw:layer="layout" svg:width="15.4cm" svg:height="0.884cm" svg:x="4.601cm" svg:y="16.501cm">
          <draw:text-box>
            <text:p text:style-name="P4"><text:span text:style-name="T1">each_patient_mean_mrs_shift</text:span></text:p>
          </draw:text-box>
        </draw:frame>
        <draw:frame draw:style-name="gr7" draw:text-style-name="P5" draw:layer="layout" svg:width="15.5cm" svg:height="0.884cm" svg:x="4.501cm" svg:y="17.701cm">
          <draw:text-box>
            <text:p text:style-name="P4"><text:span text:style-name="T1">each_patient_post_stroke_mean_utility</text:span></text:p>
          </draw:text-box>
        </draw:frame>
        <draw:frame draw:style-name="gr7" draw:text-style-name="P5" draw:layer="layout" svg:width="15.4cm" svg:height="0.884cm" svg:x="4.601cm" svg:y="18.402cm">
          <draw:text-box>
            <text:p text:style-name="P4"><text:span text:style-name="T1">each_patient_mean_added_utility</text:span></text:p>
          </draw:text-box>
        </draw:frame>
        <draw:frame draw:style-name="gr8" draw:text-style-name="P5" draw:layer="layout" svg:width="4.401cm" svg:height="1.099cm" svg:x="26.379cm" svg:y="16.5cm">
          <draw:text-box>
            <text:p text:style-name="P4"><text:span text:style-name="T1">mean_mrs_shift</text:span></text:p>
          </draw:text-box>
        </draw:frame>
        <draw:frame draw:style-name="gr8" draw:text-style-name="P5" draw:layer="layout" svg:width="6.2cm" svg:height="1.099cm" svg:x="19.501cm" svg:y="19.3cm">
          <draw:text-box>
            <text:p text:style-name="P4"><text:span text:style-name="T1">mean_added_utility</text:span></text:p>
          </draw:text-box>
        </draw:frame>
        <draw:frame draw:style-name="gr8" draw:text-style-name="P5" draw:layer="layout" svg:width="6.801cm" svg:height="1.099cm" svg:x="24cm" svg:y="14.516cm">
          <draw:text-box>
            <text:p text:style-name="P4"><text:span text:style-name="T1">post_stroke_mean_mrs</text:span></text:p>
          </draw:text-box>
        </draw:frame>
        <draw:frame draw:style-name="gr8" draw:text-style-name="P5" draw:layer="layout" svg:width="3.901cm" svg:height="1.099cm" svg:x="26.7cm" svg:y="17.7cm">
          <draw:text-box>
            <text:p text:style-name="P4"><text:span text:style-name="T1">mean_utility</text:span></text:p>
          </draw:text-box>
        </draw:frame>
        <draw:line draw:style-name="gr9" draw:text-style-name="P6" draw:layer="layout" svg:x1="23.201cm" svg:y1="19.4cm" svg:x2="24.201cm" svg:y2="18.8cm">
          <text:p/>
        </draw:line>
        <draw:line draw:style-name="gr9" draw:text-style-name="P6" draw:layer="layout" svg:x1="26.801cm" svg:y1="17.999cm" svg:x2="25.9cm" svg:y2="17.999cm">
          <text:p/>
        </draw:line>
        <draw:line draw:style-name="gr9" draw:text-style-name="P6" draw:layer="layout" svg:x1="26.6cm" svg:y1="16.9cm" svg:x2="25.801cm" svg:y2="16.901cm">
          <text:p/>
        </draw:line>
        <draw:line draw:style-name="gr9" draw:text-style-name="P6" draw:layer="layout" svg:x1="26.501cm" svg:y1="15.115cm" svg:x2="26.002cm" svg:y2="15.845cm">
          <text:p/>
        </draw:line>
        <draw:custom-shape draw:style-name="gr5" draw:text-style-name="P3" draw:layer="layout" svg:width="1.401cm" svg:height="0.6cm" svg:x="24.401cm" svg:y="15.9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4.401cm" svg:y="17.70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30.479cm" svg:height="20.319cm" svg:x="0.001cm" svg:y="0.001cm">
          <draw:image xlink:href="Pictures/10000001000004B000000320D7A017C88B93DB95.png" xlink:type="simple" xlink:show="embed" xlink:actuate="onLoad" draw:mime-type="image/png">
            <text:p/>
          </draw:image>
        </draw:frame>
        <presentation:notes draw:style-name="dp1">
          <draw:page-thumbnail draw:style-name="gr10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998cm" svg:x="1cm" svg:y="3.273cm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8T12:24:14.680953856</meta:creation-date>
    <dc:date>2023-08-08T15:24:25.423907245</dc:date>
    <meta:editing-duration>PT2H42M38S</meta:editing-duration>
    <meta:editing-cycles>5</meta:editing-cycles>
    <meta:generator>LibreOffice/7.3.7.2$Linux_X86_64 LibreOffice_project/30$Build-2</meta:generator>
    <meta:document-statistic meta:object-count="50"/>
  </office:meta>
</office:document-meta>
</file>